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08cm" svg:x="14.97cm" svg:y="8.62cm">
          <text:p text:style-name="P1">SPI RAM</text:p>
          <text:p text:style-name="P1">128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1.635cm">
          <text:p text:style-name="P1"><text:span text:style-name="T1">16k 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78cm" svg:height="0.885cm" svg:x="12.049cm" svg:y="2.147cm">
          <draw:text-box>
            <text:p text:style-name="P3"><text:span text:style-name="T1">Key:</text:span></text:p>
          </draw:text-box>
        </draw:frame>
        <draw:custom-shape draw:style-name="gr1" draw:text-style-name="P1" draw:layer="layout" svg:width="3.81cm" svg:height="2.54cm" svg:x="3.54cm" svg:y="8.62cm">
          <text:p text:style-name="P1">T3.1 RAM</text:p>
          <text:p text:style-name="P1">64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2.905cm">
          <text:p text:style-name="P1"><text:span text:style-name="T1">4096 Pixels</text:span>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4.318cm" svg:height="0.635cm" svg:x="3.286cm" svg:y="10.525cm" draw:corner-radius="0.203cm">
          <text:p/>
        </draw:rect>
        <draw:rect draw:style-name="gr4" draw:text-style-name="P1" draw:layer="layout" svg:width="4.318cm" svg:height="0.127cm" svg:x="14.716cm" svg:y="13.573cm" draw:corner-radius="0.203cm">
          <text:p/>
        </draw:rect>
        <draw:rect draw:style-name="gr4" draw:text-style-name="P1" draw:layer="layout" svg:width="4.318cm" svg:height="0.254cm" svg:x="14.716cm" svg:y="13.319cm" draw:corner-radius="0.203cm">
          <text:p/>
        </draw:rect>
        <draw:rect draw:style-name="gr4" draw:text-style-name="P1" draw:layer="layout" svg:width="4.318cm" svg:height="1.905cm" svg:x="14.716cm" svg:y="8.62cm" draw:corner-radius="0.203cm">
          <text:p/>
        </draw:rect>
        <draw:frame draw:style-name="gr5" draw:layer="layout" svg:width="4.445cm" svg:height="1.905cm" svg:x="12.684cm" svg:y="6.334cm">
          <draw:text-box>
            <text:p>Translation</text:p>
            <text:p>matrices</text:p>
          </draw:text-box>
        </draw:frame>
        <draw:path draw:style-name="gr6" draw:text-style-name="P1" draw:layer="layout" svg:width="1.307cm" svg:height="0.218cm" draw:transform="rotate (-1.07145762779912) translate (14.0899073370148cm 7.98014154525877cm)" svg:viewBox="0 0 1308 219" svg:d="m0 10c446 243 841 314 1308-10">
          <text:p/>
        </draw:path>
        <draw:path draw:style-name="gr6" draw:text-style-name="P1" draw:layer="layout" svg:width="2.948cm" svg:height="0.255cm" draw:transform="rotate (-1.07145762779912) translate (6.79758304425448cm 11.1149555627864cm)" svg:viewBox="0 0 2949 256" svg:d="m0 94c730 253 1835-446 2949 162">
          <text:p/>
        </draw:path>
        <draw:frame draw:style-name="gr7" draw:layer="layout" svg:width="4.445cm" svg:height="1.143cm" svg:x="5.953cm" svg:y="13.827cm">
          <draw:text-box>
            <text:p>Output 4096</text:p>
          </draw:text-box>
        </draw:frame>
        <draw:rect draw:style-name="gr4" draw:text-style-name="P1" draw:layer="layout" svg:width="4.318cm" svg:height="0.889cm" svg:x="3.286cm" svg:y="8.62cm" draw:corner-radius="0.203cm">
          <text:p/>
        </draw:rect>
        <draw:rect draw:style-name="gr4" draw:text-style-name="P1" draw:layer="layout" svg:width="4.318cm" svg:height="0.635cm" svg:x="3.286cm" svg:y="9.89cm" draw:corner-radius="0.203cm">
          <text:p/>
        </draw:rect>
        <draw:frame draw:style-name="gr8" draw:text-style-name="P3" draw:layer="layout" svg:width="4.445cm" svg:height="0.806cm" svg:x="7.477cm" svg:y="9.763cm">
          <draw:text-box>
            <text:p text:style-name="P3"><text:span text:style-name="T1">Working buffer</text:span></text:p>
          </draw:text-box>
        </draw:frame>
        <draw:frame draw:style-name="gr8" draw:text-style-name="P3" draw:layer="layout" svg:width="4.445cm" svg:height="0.806cm" svg:x="7.477cm" svg:y="10.525cm">
          <draw:text-box>
            <text:p text:style-name="P3"><text:span text:style-name="T1">Active buffer</text:span></text:p>
          </draw:text-box>
        </draw:frame>
        <draw:frame draw:style-name="gr8" draw:text-style-name="P3" draw:layer="layout" svg:width="4.445cm" svg:height="0.806cm" svg:x="7.604cm" svg:y="8.62cm">
          <draw:text-box>
            <text:p text:style-name="P3"><text:span text:style-name="T1">Heap</text:span></text:p>
          </draw:text-box>
        </draw:frame>
        <draw:rect draw:style-name="gr4" draw:text-style-name="P1" draw:layer="layout" svg:width="4.318cm" svg:height="0.127cm" svg:x="14.716cm" svg:y="13.192cm" draw:corner-radius="0.203cm">
          <text:p/>
        </draw:rect>
        <draw:rect draw:style-name="gr4" draw:text-style-name="P1" draw:layer="layout" svg:width="4.318cm" svg:height="0.254cm" svg:x="14.716cm" svg:y="12.938cm" draw:corner-radius="0.203cm">
          <text:p/>
        </draw:rect>
        <draw:rect draw:style-name="gr4" draw:text-style-name="P1" draw:layer="layout" svg:width="4.318cm" svg:height="0.635cm" svg:x="14.716cm" svg:y="12.303cm" draw:corner-radius="0.203cm">
          <text:p/>
        </draw:rect>
        <draw:rect draw:style-name="gr4" draw:text-style-name="P1" draw:layer="layout" svg:width="4.318cm" svg:height="0.635cm" svg:x="14.716cm" svg:y="11.668cm" draw:corner-radius="0.203cm">
          <text:p/>
        </draw:rect>
        <draw:rect draw:style-name="gr4" draw:text-style-name="P1" draw:layer="layout" svg:width="4.318cm" svg:height="0.635cm" svg:x="14.716cm" svg:y="11.033cm" draw:corner-radius="0.203cm">
          <text:p/>
        </draw:rect>
        <draw:frame draw:style-name="gr7" draw:layer="layout" svg:width="2.794cm" svg:height="1.143cm" svg:x="11.668cm" svg:y="9.636cm">
          <draw:text-box>
            <text:p>Layers</text:p>
          </draw:text-box>
        </draw:frame>
        <draw:path draw:style-name="gr6" draw:text-style-name="P1" draw:layer="layout" svg:width="1.58cm" svg:height="1.348cm" draw:transform="rotate (-1.07145762779912) translate (13.9588696624787cm 10.0259012238201cm)" svg:viewBox="0 0 1581 1349" svg:d="m0 1308c446 243 1216-639 1581-1308">
          <text:p/>
        </draw:path>
        <draw:path draw:style-name="gr6" draw:text-style-name="P1" draw:layer="layout" svg:width="2.695cm" svg:height="0.859cm" draw:transform="rotate (-1.07145762779912) translate (13.4249898284623cm 10.3171028485612cm)" svg:viewBox="0 0 2696 860" svg:d="m0 699c446 244 1693 345 2696-699">
          <text:p/>
        </draw:path>
        <draw:frame draw:style-name="gr7" draw:layer="layout" svg:width="2.794cm" svg:height="1.143cm" svg:x="11.922cm" svg:y="12.811cm">
          <draw:text-box>
            <text:p>Objects</text:p>
          </draw:text-box>
        </draw:frame>
        <draw:frame draw:style-name="gr7" draw:layer="layout" svg:width="7.366cm" svg:height="1.143cm" svg:x="1.889cm" svg:y="5.294cm">
          <draw:text-box>
            <text:p>Memory Allocation:</text:p>
          </draw:text-box>
        </draw:frame>
        <draw:frame draw:style-name="gr7" draw:layer="layout" svg:width="7.366cm" svg:height="1.143cm" svg:x="1.889cm" svg:y="15.605cm">
          <draw:text-box>
            <text:p>Memory Time Constant:</text:p>
          </draw:text-box>
        </draw:frame>
        <draw:frame draw:style-name="gr7" draw:layer="layout" svg:width="9.906cm" svg:height="1.143cm" svg:x="2.651cm" svg:y="17.129cm">
          <draw:text-box>
            <text:p>4096x4x8b transfer: ~17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45S</meta:editing-duration>
    <meta:editing-cycles>4</meta:editing-cycles>
    <meta:generator>OpenOffice.org/3.4.1$Win32 OpenOffice.org_project/341m1$Build-9593</meta:generator>
    <dc:date>2016-04-26T00:38:16.21</dc:date>
    <meta:document-statistic meta:object-count="30"/>
  </office:meta>
</office:document-meta>
</file>